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officeooo:paragraph-rsid="0011720d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Standard">
      <style:paragraph-properties fo:margin-left="0cm" fo:margin-right="0cm" fo:text-indent="0.635cm" style:auto-text-indent="false"/>
      <style:text-properties officeooo:paragraph-rsid="00172e81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officeooo:paragraph-rsid="001959f5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72e81"/>
    </style:style>
    <style:style style:name="P9" style:family="paragraph" style:parent-style-name="Heading_20_2">
      <style:paragraph-properties fo:margin-left="1.305cm" fo:margin-right="0cm" fo:text-indent="0cm" style:auto-text-indent="false"/>
    </style:style>
    <style:style style:name="P10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 style:list-style-name="L1">
      <style:text-properties officeooo:paragraph-rsid="0012c10e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style:text-underline-style="none"/>
    </style:style>
    <style:style style:name="P18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19" style:family="paragraph" style:parent-style-name="Heading_20_2" style:list-style-name="WWNum2">
      <style:text-properties fo:font-weight="bold" style:font-weight-asian="bold" style:font-weight-complex="bold"/>
    </style:style>
    <style:style style:name="P20" style:family="paragraph" style:parent-style-name="Heading_20_2" style:list-style-name="WWNum2">
      <style:text-properties style:text-underline-style="none" fo:font-weight="bold" style:font-weight-asian="bold" style:font-weight-complex="bold"/>
    </style:style>
    <style:style style:name="P21" style:family="paragraph" style:parent-style-name="Heading_20_2" style:list-style-name="WWNum1">
      <style:text-properties style:text-underline-style="none" fo:font-weight="bold" style:font-weight-asian="bold" style:font-weight-complex="bold"/>
    </style:style>
    <style:style style:name="P22" style:family="paragraph" style:parent-style-name="Heading_20_2">
      <style:paragraph-properties fo:margin-left="0cm" fo:margin-right="0cm" fo:text-indent="0.635cm" style:auto-text-indent="false"/>
      <style:text-properties fo:font-weight="bold" style:font-weight-asian="bold" style:font-weight-complex="bold"/>
    </style:style>
    <style:style style:name="P23" style:family="paragraph" style:parent-style-name="Heading_20_1" style:list-style-name="WWNum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Heading_20_1" style:list-style-name="WWNum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_20__28_user_29_" style:list-style-name="WWNum3"/>
    <style:style style:name="P26" style:family="paragraph" style:parent-style-name="Standard_20__28_user_29_" style:list-style-name="L2">
      <style:text-properties officeooo:paragraph-rsid="002fd11a"/>
    </style:style>
    <style:style style:name="P27" style:family="paragraph" style:parent-style-name="Standard_20__28_user_29_" style:list-style-name="WWNum4"/>
    <style:style style:name="P28" style:family="paragraph" style:parent-style-name="Standard_20__28_user_29_" style:list-style-name="L3"/>
    <style:style style:name="P29" style:family="paragraph" style:parent-style-name="Standard_20__28_user_29_" style:list-style-name="WWNum5"/>
    <style:style style:name="P30" style:family="paragraph" style:parent-style-name="Standard_20__28_user_29_" style:list-style-name="L4"/>
    <style:style style:name="P31" style:family="paragraph" style:parent-style-name="Standard_20__28_user_29_" style:list-style-name="WWNum6"/>
    <style:style style:name="P32" style:family="paragraph" style:parent-style-name="List_20_Paragraph" style:list-style-name="WWNum3"/>
    <style:style style:name="P33" style:family="paragraph" style:parent-style-name="List_20_Paragraph" style:list-style-name="WWNum8"/>
    <style:style style:name="P34" style:family="paragraph" style:parent-style-name="List_20_Paragraph" style:list-style-name="WWNum8">
      <style:text-properties officeooo:paragraph-rsid="00293687"/>
    </style:style>
    <style:style style:name="P35" style:family="paragraph" style:parent-style-name="List_20_Paragraph" style:list-style-name="WWNum8">
      <style:text-properties officeooo:paragraph-rsid="002c5e87"/>
    </style:style>
    <style:style style:name="P36" style:family="paragraph" style:parent-style-name="Intense_20_Quote" style:master-page-name="Standard">
      <style:paragraph-properties style:page-number="auto"/>
      <style:text-properties style:font-name="Times New Roman" style:font-name-complex="Times New Roman1"/>
    </style:style>
    <style:style style:name="T1" style:family="text">
      <style:text-properties text:display="true"/>
    </style:style>
    <style:style style:name="T2" style:family="text">
      <style:text-properties fo:font-style="normal" fo:font-weight="normal" style:language-asian="fr" style:country-asian="FR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officeooo:rsid="00046c30"/>
    </style:style>
    <style:style style:name="T6" style:family="text">
      <style:text-properties officeooo:rsid="000b4a9b"/>
    </style:style>
    <style:style style:name="T7" style:family="text">
      <style:text-properties officeooo:rsid="000d86e2"/>
    </style:style>
    <style:style style:name="T8" style:family="text">
      <style:text-properties officeooo:rsid="000ea9e3"/>
    </style:style>
    <style:style style:name="T9" style:family="text">
      <style:text-properties officeooo:rsid="000fef6b"/>
    </style:style>
    <style:style style:name="T10" style:family="text">
      <style:text-properties officeooo:rsid="0011720d"/>
    </style:style>
    <style:style style:name="T11" style:family="text">
      <style:text-properties officeooo:rsid="001a42da"/>
    </style:style>
    <style:style style:name="T12" style:family="text">
      <style:text-properties officeooo:rsid="001db3a0"/>
    </style:style>
    <style:style style:name="T13" style:family="text">
      <style:text-properties officeooo:rsid="001de8d3"/>
    </style:style>
    <style:style style:name="T14" style:family="text">
      <style:text-properties officeooo:rsid="001e62c3"/>
    </style:style>
    <style:style style:name="T15" style:family="text">
      <style:text-properties officeooo:rsid="0024ff9f"/>
    </style:style>
    <style:style style:name="T16" style:family="text">
      <style:text-properties officeooo:rsid="00253ffd"/>
    </style:style>
    <style:style style:name="T17" style:family="text">
      <style:text-properties officeooo:rsid="002578f7"/>
    </style:style>
    <style:style style:name="T18" style:family="text">
      <style:text-properties officeooo:rsid="002720a7"/>
    </style:style>
    <style:style style:name="T19" style:family="text">
      <style:text-properties officeooo:rsid="00288c4b"/>
    </style:style>
    <style:style style:name="T20" style:family="text">
      <style:text-properties officeooo:rsid="002a48f2"/>
    </style:style>
    <style:style style:name="T21" style:family="text">
      <style:text-properties officeooo:rsid="002c26ab"/>
    </style:style>
    <style:style style:name="T22" style:family="text">
      <style:text-properties officeooo:rsid="0032d39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ahier des charges</text:p>
      <text:p text:style-name="Standard"/>
      <text:h text:style-name="P14" text:outline-level="1"><text:bookmark-start text:name="_Toc3901996"/>Projet développement mobile<text:bookmark-end text:name="_Toc3901996"/></text:h>
      <text:p text:style-name="Standard"/>
      <text:p text:style-name="Standard"/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Toc3901996" text:style-name="Index_20_Link" text:visited-style-name="Index_20_Link">Projet développement mobile</text:a><text:a xlink:type="simple" xlink:href="#_Toc3901996" text:style-name="Index_20_Link" text:visited-style-name="Index_20_Link"><text:span text:style-name="T1"><text:tab/>1</text:span></text:a></text:p>
          <text:p text:style-name="P10"><text:a xlink:type="simple" xlink:href="#_Toc3901997" text:style-name="Index_20_Link" text:visited-style-name="Index_20_Link">Table des matières</text:a><text:a xlink:type="simple" xlink:href="#_Toc3901997" text:style-name="Index_20_Link" text:visited-style-name="Index_20_Link"><text:span text:style-name="T1"><text:tab/>1</text:span></text:a></text:p>
          <text:p text:style-name="P11"><text:a xlink:type="simple" xlink:href="#_Toc3901998" text:style-name="Index_20_Link" text:visited-style-name="Index_20_Link">1.</text:a><text:a xlink:type="simple" xlink:href="#_Toc3901998" text:style-name="Index_20_Link" text:visited-style-name="Index_20_Link"><text:span text:style-name="T2"><text:tab/></text:span></text:a><text:a xlink:type="simple" xlink:href="#_Toc3901998" text:style-name="Index_20_Link" text:visited-style-name="Index_20_Link">Présentation</text:a><text:a xlink:type="simple" xlink:href="#_Toc3901998" text:style-name="Index_20_Link" text:visited-style-name="Index_20_Link"><text:span text:style-name="T1"><text:tab/>2</text:span></text:a></text:p>
          <text:p text:style-name="P12"><text:a xlink:type="simple" xlink:href="#_Toc3901999" text:style-name="Index_20_Link" text:visited-style-name="Index_20_Link">1.1</text:a><text:a xlink:type="simple" xlink:href="#_Toc3901999" text:style-name="Index_20_Link" text:visited-style-name="Index_20_Link"><text:span text:style-name="T3"><text:tab/></text:span></text:a><text:a xlink:type="simple" xlink:href="#_Toc3901999" text:style-name="Index_20_Link" text:visited-style-name="Index_20_Link">Équipe</text:a><text:a xlink:type="simple" xlink:href="#_Toc3901999" text:style-name="Index_20_Link" text:visited-style-name="Index_20_Link"><text:span text:style-name="T1"><text:tab/>2</text:span></text:a></text:p>
          <text:p text:style-name="P12"><text:a xlink:type="simple" xlink:href="#_Toc3902000" text:style-name="Index_20_Link" text:visited-style-name="Index_20_Link">1.2</text:a><text:a xlink:type="simple" xlink:href="#_Toc3902000" text:style-name="Index_20_Link" text:visited-style-name="Index_20_Link"><text:span text:style-name="T3"><text:tab/></text:span></text:a><text:a xlink:type="simple" xlink:href="#_Toc3902000" text:style-name="Index_20_Link" text:visited-style-name="Index_20_Link">Contexte</text:a><text:a xlink:type="simple" xlink:href="#_Toc3902000" text:style-name="Index_20_Link" text:visited-style-name="Index_20_Link"><text:span text:style-name="T1"><text:tab/>2</text:span></text:a></text:p>
          <text:p text:style-name="P13"><text:a xlink:type="simple" xlink:href="#_Toc3902001" text:style-name="Index_20_Link" text:visited-style-name="Index_20_Link">1.3 Objectifs</text:a><text:a xlink:type="simple" xlink:href="#_Toc3902001" text:style-name="Index_20_Link" text:visited-style-name="Index_20_Link"><text:span text:style-name="T1"><text:tab/>2</text:span></text:a></text:p>
          <text:p text:style-name="P11"><text:a xlink:type="simple" xlink:href="#_Toc3902002" text:style-name="Index_20_Link" text:visited-style-name="Index_20_Link">2.</text:a><text:a xlink:type="simple" xlink:href="#_Toc3902002" text:style-name="Index_20_Link" text:visited-style-name="Index_20_Link"><text:span text:style-name="T2"><text:tab/></text:span></text:a><text:a xlink:type="simple" xlink:href="#_Toc3902002" text:style-name="Index_20_Link" text:visited-style-name="Index_20_Link">Expression des besoins</text:a><text:a xlink:type="simple" xlink:href="#_Toc3902002" text:style-name="Index_20_Link" text:visited-style-name="Index_20_Link"><text:span text:style-name="T1"><text:tab/>2</text:span></text:a></text:p>
          <text:p text:style-name="P12"><text:a xlink:type="simple" xlink:href="#_Toc3902003" text:style-name="Index_20_Link" text:visited-style-name="Index_20_Link">2.1</text:a><text:a xlink:type="simple" xlink:href="#_Toc3902003" text:style-name="Index_20_Link" text:visited-style-name="Index_20_Link"><text:span text:style-name="T3"><text:tab/></text:span></text:a><text:a xlink:type="simple" xlink:href="#_Toc3902003" text:style-name="Index_20_Link" text:visited-style-name="Index_20_Link">IDE</text:a><text:a xlink:type="simple" xlink:href="#_Toc3902003" text:style-name="Index_20_Link" text:visited-style-name="Index_20_Link"><text:span text:style-name="T1"><text:tab/>2</text:span></text:a></text:p>
          <text:p text:style-name="P12"><text:a xlink:type="simple" xlink:href="#_Toc3902004" text:style-name="Index_20_Link" text:visited-style-name="Index_20_Link">1.3</text:a><text:a xlink:type="simple" xlink:href="#_Toc3902004" text:style-name="Index_20_Link" text:visited-style-name="Index_20_Link"><text:span text:style-name="T3"><text:tab/></text:span></text:a><text:a xlink:type="simple" xlink:href="#_Toc3902004" text:style-name="Index_20_Link" text:visited-style-name="Index_20_Link">Versioning</text:a><text:a xlink:type="simple" xlink:href="#_Toc3902004" text:style-name="Index_20_Link" text:visited-style-name="Index_20_Link"><text:span text:style-name="T1"><text:tab/>2</text:span></text:a></text:p>
          <text:p text:style-name="P11"><text:a xlink:type="simple" xlink:href="#_Toc3902005" text:style-name="Index_20_Link" text:visited-style-name="Index_20_Link">2.</text:a><text:a xlink:type="simple" xlink:href="#_Toc3902005" text:style-name="Index_20_Link" text:visited-style-name="Index_20_Link"><text:span text:style-name="T2"><text:tab/></text:span></text:a><text:a xlink:type="simple" xlink:href="#_Toc3902005" text:style-name="Index_20_Link" text:visited-style-name="Index_20_Link">Déroulement du projet</text:a><text:a xlink:type="simple" xlink:href="#_Toc3902005" text:style-name="Index_20_Link" text:visited-style-name="Index_20_Link"><text:span text:style-name="T1"><text:tab/>3</text:span></text:a></text:p>
          <text:p text:style-name="P12"><text:a xlink:type="simple" xlink:href="#_Toc3902006" text:style-name="Index_20_Link" text:visited-style-name="Index_20_Link">2.1</text:a><text:a xlink:type="simple" xlink:href="#_Toc3902006" text:style-name="Index_20_Link" text:visited-style-name="Index_20_Link"><text:span text:style-name="T3"><text:tab/></text:span></text:a><text:a xlink:type="simple" xlink:href="#_Toc3902006" text:style-name="Index_20_Link" text:visited-style-name="Index_20_Link">Organisation</text:a><text:a xlink:type="simple" xlink:href="#_Toc3902006" text:style-name="Index_20_Link" text:visited-style-name="Index_20_Link"><text:span text:style-name="T1"><text:tab/>3</text:span></text:a></text:p>
          <text:p text:style-name="P12"><text:a xlink:type="simple" xlink:href="#_Toc3902007" text:style-name="Index_20_Link" text:visited-style-name="Index_20_Link">2.2</text:a><text:a xlink:type="simple" xlink:href="#_Toc3902007" text:style-name="Index_20_Link" text:visited-style-name="Index_20_Link"><text:span text:style-name="T3"><text:tab/></text:span></text:a><text:a xlink:type="simple" xlink:href="#_Toc3902007" text:style-name="Index_20_Link" text:visited-style-name="Index_20_Link">Documentation</text:a><text:a xlink:type="simple" xlink:href="#_Toc3902007" text:style-name="Index_20_Link" text:visited-style-name="Index_20_Link"><text:span text:style-name="T1"><text:tab/>3</text:span></text:a></text:p>
          <text:p text:style-name="P11"><text:a xlink:type="simple" xlink:href="#_Toc3902008" text:style-name="Index_20_Link" text:visited-style-name="Index_20_Link">3.</text:a><text:a xlink:type="simple" xlink:href="#_Toc3902008" text:style-name="Index_20_Link" text:visited-style-name="Index_20_Link"><text:span text:style-name="T2"><text:tab/></text:span></text:a><text:a xlink:type="simple" xlink:href="#_Toc3902008" text:style-name="Index_20_Link" text:visited-style-name="Index_20_Link">Présentation des vues</text:a><text:a xlink:type="simple" xlink:href="#_Toc3902008" text:style-name="Index_20_Link" text:visited-style-name="Index_20_Link"><text:span text:style-name="T1"><text:tab/>3</text:span></text:a></text:p>
          <text:p text:style-name="P12"><text:a xlink:type="simple" xlink:href="#_Toc3902009" text:style-name="Index_20_Link" text:visited-style-name="Index_20_Link">3.1</text:a><text:a xlink:type="simple" xlink:href="#_Toc3902009" text:style-name="Index_20_Link" text:visited-style-name="Index_20_Link"><text:span text:style-name="T3"><text:tab/></text:span></text:a><text:a xlink:type="simple" xlink:href="#_Toc3902009" text:style-name="Index_20_Link" text:visited-style-name="Index_20_Link">Vue 1</text:a><text:a xlink:type="simple" xlink:href="#_Toc3902009" text:style-name="Index_20_Link" text:visited-style-name="Index_20_Link"><text:span text:style-name="T1"><text:tab/>3</text:span></text:a></text:p>
          <text:p text:style-name="P12"><text:a xlink:type="simple" xlink:href="#_Toc3902010" text:style-name="Index_20_Link" text:visited-style-name="Index_20_Link">3.2</text:a><text:a xlink:type="simple" xlink:href="#_Toc3902010" text:style-name="Index_20_Link" text:visited-style-name="Index_20_Link"><text:span text:style-name="T3"><text:tab/></text:span></text:a><text:a xlink:type="simple" xlink:href="#_Toc3902010" text:style-name="Index_20_Link" text:visited-style-name="Index_20_Link">Vue 2</text:a><text:a xlink:type="simple" xlink:href="#_Toc3902010" text:style-name="Index_20_Link" text:visited-style-name="Index_20_Link"><text:span text:style-name="T1"><text:tab/>4</text:span></text:a></text:p>
          <text:p text:style-name="P12"><text:a xlink:type="simple" xlink:href="#_Toc3902011" text:style-name="Index_20_Link" text:visited-style-name="Index_20_Link">3.3</text:a><text:a xlink:type="simple" xlink:href="#_Toc3902011" text:style-name="Index_20_Link" text:visited-style-name="Index_20_Link"><text:span text:style-name="T3"><text:tab/></text:span></text:a><text:a xlink:type="simple" xlink:href="#_Toc3902011" text:style-name="Index_20_Link" text:visited-style-name="Index_20_Link">Vue 3</text:a><text:a xlink:type="simple" xlink:href="#_Toc3902011" text:style-name="Index_20_Link" text:visited-style-name="Index_20_Link"><text:span text:style-name="T1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><text:span text:style-name="Élevé1"><text:span text:style-name="T23">Historique</text:span></text:span></text:p>
      <text:p text:style-name="Standard"><text:span text:style-name="Élevé1"><text:span text:style-name="T2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TELLIER Noémie</text:span></text:p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list xml:id="list4058471009" text:style-name="WWNum1">
        <text:list-item>
          <text:h text:style-name="P24" text:outline-level="1"><text:bookmark-start text:name="_Toc3901998"/><text:soft-page-break/>Présentation<text:bookmark-end text:name="_Toc3901998"/></text:h>
        </text:list-item>
      </text:list>
      <text:p text:style-name="P16"/>
      <text:list xml:id="list2237371889" text:style-name="WWNum2">
        <text:list-item>
          <text:list>
            <text:list-item>
              <text:h text:style-name="P19" text:outline-level="2"><text:bookmark-start text:name="_Toc3901999"/>Équipe<text:bookmark-end text:name="_Toc3901999"/></text:h>
            </text:list-item>
          </text:list>
        </text:list-item>
      </text:list>
      <text:p text:style-name="List_20_Paragraph"/>
      <text:list xml:id="list1244877291" text:style-name="WWNum3">
        <text:list-item>
          <text:p text:style-name="P25">TELLIER <text:tab/>Noémie <text:tab/>Chef de projet / Développeur</text:p>
        </text:list-item>
        <text:list-item>
          <text:p text:style-name="P25">NORTH Justin<text:tab/><text:tab/><text:span text:style-name="T4">Lead</text:span> <text:span text:style-name="T4">Developer</text:span> / Développeur</text:p>
        </text:list-item>
        <text:list-item>
          <text:p text:style-name="P25">DULERY Quentin <text:tab/><text:span text:style-name="T4">Scrum</text:span> Master / Développeur</text:p>
        </text:list-item>
        <text:list-item>
          <text:p text:style-name="P25">TRICHARD Dimitri <text:tab/>Développeur</text:p>
        </text:list-item>
        <text:list-item>
          <text:p text:style-name="P25">CLIGNY Benjamin <text:tab/>Développeur</text:p>
        </text:list-item>
        <text:list-item>
          <text:p text:style-name="P25">VOYER Florent<text:tab/><text:tab/>Développeur</text:p>
        </text:list-item>
      </text:list>
      <text:h text:style-name="P22" text:outline-level="2"/>
      <text:list xml:id="list151539254463906" text:continue-list="list2237371889" text:style-name="WWNum2">
        <text:list-item>
          <text:list>
            <text:list-item>
              <text:h text:style-name="P19" text:outline-level="2"><text:bookmark-start text:name="_Toc3902000"/>Contexte<text:bookmark-end text:name="_Toc3902000"/></text:h>
            </text:list-item>
          </text:list>
        </text:list-item>
      </text:list>
      <text:p text:style-name="Standard"/>
      <text:p text:style-name="P2">Le projet concerne un drone marin de surface qui a actuellement la possibilité d’être contrôlé manuellement <text:span text:style-name="T6">grâce à</text:span> une télécommande e<text:span text:style-name="T6">t</text:span> <text:span text:style-name="T7">à </text:span>une caméra disposé<text:span text:style-name="T6">e</text:span> dessus.</text:p>
      <text:p text:style-name="P2"/>
      <text:p text:style-name="P18"/>
      <text:h text:style-name="P22" text:outline-level="2"><text:bookmark-start text:name="_Toc3902001"/>1.3 Objectifs<text:bookmark-end text:name="_Toc3902001"/></text:h>
      <text:p text:style-name="P2"/>
      <text:p text:style-name="P2">Ce projet a pour but de réaliser une amélioration <text:span text:style-name="T8">du</text:span> produit et la nouvelle version devra permettre à l’utilisateur de visualiser la position sur une carte et contrôler le drone marin. </text:p>
      <text:p text:style-name="P2"/>
      <text:p text:style-name="P2">L’application mobile développée devra être disponible sur iOS et Android. </text:p>
      <text:p text:style-name="Standard"/>
      <text:list xml:id="list151539902271245" text:continue-list="list4058471009" text:style-name="WWNum1">
        <text:list-item>
          <text:h text:style-name="P24" text:outline-level="1"><text:bookmark-start text:name="_Toc3902002"/>Expression des besoins<text:bookmark-end text:name="_Toc3902002"/></text:h>
        </text:list-item>
      </text:list>
      <text:h text:style-name="P9" text:outline-level="2"/>
      <text:list xml:id="list151539463641427" text:continue-numbering="true" text:style-name="WWNum1">
        <text:list-item>
          <text:list>
            <text:list-item>
              <text:h text:style-name="P21" text:outline-level="2"><text:bookmark-start text:name="_Toc3902003"/>IDE<text:bookmark-end text:name="_Toc3902003"/></text:h>
            </text:list-item>
          </text:list>
        </text:list-item>
      </text:list>
      <text:p text:style-name="Standard"/>
      <text:p text:style-name="P1">Pour le développement de l’application, <text:span text:style-name="T10">nous allons utiliser :</text:span></text:p>
      <text:list xml:id="list1729451860" text:style-name="L1">
        <text:list-item>
          <text:p text:style-name="P15"><text:span text:style-name="T10">Xcode</text:span> <text:span text:style-name="T10">pour</text:span> <text:span text:style-name="T9">iOS,</text:span></text:p>
        </text:list-item>
        <text:list-item>
          <text:p text:style-name="P15">Android Studio <text:span text:style-name="T10">et </text:span>IntelliJ IDEA <text:span text:style-name="T10">pour</text:span> Android.</text:p>
        </text:list-item>
      </text:list>
      <text:p text:style-name="Standard"/>
      <text:p text:style-name="Standard"/>
      <text:list xml:id="list151540434634615" text:continue-list="list151539254463906" text:style-name="WWNum2">
        <text:list-item>
          <text:list>
            <text:list-item>
              <text:h text:style-name="P20" text:outline-level="2"><text:bookmark-start text:name="_Toc3902004"/>Versioning<text:bookmark-end text:name="_Toc3902004"/></text:h>
            </text:list-item>
          </text:list>
        </text:list-item>
      </text:list>
      <text:p text:style-name="Standard"/>
      <text:p text:style-name="P3">Afin de travailler tous ensemble sur le même dossier nous allons utiliser GitHub.</text:p>
      <text:p text:style-name="P8">Avec une bonne gestion de projet, cet outil est très pratique et facile à utiliser.</text:p>
      <text:p text:style-name="P2"/>
      <text:p text:style-name="P4">Pour interagir au sein de l’équipe nous utilisons Discord. L’avantage est de pouvoir discuter et de créer des groupes <text:span text:style-name="T11">afin de séparer les différents sujets à traiter</text:span>.</text:p>
      <text:p text:style-name="P7"/>
      <text:p text:style-name="P7"/>
      <text:p text:style-name="P7"><text:bookmark text:name="_GoBack"/></text:p>
      <text:list xml:id="list151539748974529" text:continue-numbering="true" text:style-name="WWNum2">
        <text:list-item>
          <text:h text:style-name="P23" text:outline-level="1"><text:bookmark-start text:name="_Toc3902005"/><text:soft-page-break/>Déroulement du projet<text:bookmark-end text:name="_Toc3902005"/></text:h>
        </text:list-item>
      </text:list>
      <text:p text:style-name="Standard"/>
      <text:p text:style-name="Standard"/>
      <text:list xml:id="list151540239144365" text:continue-numbering="true" text:style-name="WWNum2">
        <text:list-item>
          <text:list>
            <text:list-item>
              <text:h text:style-name="P20" text:outline-level="2"><text:bookmark-start text:name="_Toc3902006"/>Organisation<text:bookmark-end text:name="_Toc3902006"/></text:h>
            </text:list-item>
          </text:list>
        </text:list-item>
      </text:list>
      <text:p text:style-name="Standard"/>
      <text:p text:style-name="P5">Le projet va utiliser la méthode agile Scrum. Cette méthode permet de mieux comprendre chaque aspect du projet, de mieux s’orienter et de voir l’avancée du projet.</text:p>
      <text:p text:style-name="P5"><text:span text:style-name="T12">Cette méthode</text:span> permet d’avoir une bonne communication dans l’équipe grâce à la réalisation de sprint où chacun pourra présenter son travail et interagir avec le reste de l’équipe sur certaines difficultés ou <text:span text:style-name="T13">différents</text:span> changement<text:span text:style-name="T13">s</text:span> dans le projet.</text:p>
      <text:p text:style-name="P2"/>
      <text:p text:style-name="P6"><text:span text:style-name="T14">A</text:span>fin de visualiser et de répartir les tâches, <text:span text:style-name="T14">n</text:span>ous allons utiliser Trello</text:p>
      <text:list xml:id="list151540147040422" text:continue-list="list1244877291" text:style-name="WWNum3">
        <text:list-item>
          <text:p text:style-name="P32">https://trello.com/b/LZtZdzYf</text:p>
        </text:list-item>
      </text:list>
      <text:p text:style-name="P17"/>
      <text:list xml:id="list151540562873291" text:continue-list="list151540239144365" text:style-name="WWNum2">
        <text:list-item>
          <text:list>
            <text:list-item>
              <text:h text:style-name="P20" text:outline-level="2"><text:bookmark-start text:name="_Toc3902007"/>Documentation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7"/>
      <text:list xml:id="list3137693507" text:style-name="WWNum8">
        <text:list-item>
          <text:p text:style-name="P33">Cahier des charges</text:p>
          <text:list>
            <text:list-item>
              <text:p text:style-name="P34">Présente<text:span text:style-name="T18">r</text:span> l’équipe, <text:span text:style-name="T20">l</text:span>es objectifs et la réalisation du projet</text:p>
            </text:list-item>
          </text:list>
        </text:list-item>
        <text:list-item>
          <text:p text:style-name="P33">Diagramme de fonctionnalités</text:p>
          <text:list>
            <text:list-item>
              <text:p text:style-name="P33">Présente<text:span text:style-name="T18">r</text:span> le fonctionnement de l’application</text:p>
            </text:list-item>
            <text:list-item>
              <text:p text:style-name="P33">Présente<text:span text:style-name="T18">r</text:span> les possibilités de l’utilisateur aux travers de l’application</text:p>
            </text:list-item>
          </text:list>
        </text:list-item>
        <text:list-item>
          <text:p text:style-name="P33">Diagramme de classe</text:p>
          <text:list>
            <text:list-item>
              <text:p text:style-name="P33">Présente<text:span text:style-name="T18">r</text:span> le schéma technique du projet</text:p>
            </text:list-item>
          </text:list>
        </text:list-item>
        <text:list-item>
          <text:p text:style-name="P33">Grille des freins</text:p>
          <text:list>
            <text:list-item>
              <text:p text:style-name="P33">Liste<text:span text:style-name="T19">r</text:span> <text:span text:style-name="T19">l</text:span>es potentiels problèmes technique<text:span text:style-name="T15">s</text:span> et humains que l’on pourra rencontrer durant le projet</text:p>
            </text:list-item>
            <text:list-item>
              <text:p text:style-name="P33">Propose<text:span text:style-name="T16">r</text:span> des solutions préventives et curatives à chaque problème</text:p>
            </text:list-item>
          </text:list>
        </text:list-item>
        <text:list-item>
          <text:p text:style-name="P33">Spécification Fonctionnelle Détaillée </text:p>
          <text:list>
            <text:list-item>
              <text:p text:style-name="P35">Comprend<text:span text:style-name="T17">re</text:span> les maquettes des différentes vues de l’application</text:p>
            </text:list-item>
            <text:list-item>
              <text:p text:style-name="P35">Explique<text:span text:style-name="T21">r</text:span> chaque maquette et les actions possibles sur chacune d’elle</text:p>
            </text:list-item>
          </text:list>
        </text:list-item>
      </text:list>
      <text:p text:style-name="Standard"/>
      <text:list xml:id="list151539154857163" text:continue-list="list151540562873291" text:style-name="WWNum2">
        <text:list-item>
          <text:h text:style-name="P23" text:outline-level="1"><text:bookmark-start text:name="_Toc3902008"/>Présentation des vues<text:bookmark-end text:name="_Toc3902008"/></text:h>
        </text:list-item>
      </text:list>
      <text:p text:style-name="Standard"/>
      <text:list xml:id="list151540439152227" text:continue-numbering="true" text:style-name="WWNum2">
        <text:list-item>
          <text:list>
            <text:list-item>
              <text:h text:style-name="P20" text:outline-level="2"><text:bookmark-start text:name="_Toc3902009"/>Vue 1<text:bookmark-end text:name="_Toc3902009"/></text:h>
            </text:list-item>
          </text:list>
        </text:list-item>
      </text:list>
      <text:p text:style-name="Standard"/>
      <text:list xml:id="list2540178642" text:style-name="L2">
        <text:list-item>
          <text:p text:style-name="P26">Représentation de la trajectoire à partir des données NMEA <text:span text:style-name="T5">(Simulator)</text:span>+ Infos Vitesse</text:p>
        </text:list-item>
      </text:list>
      <text:p text:style-name="Standard_20__28_user_29_"/>
      <text:list xml:id="list3767636562" text:style-name="WWNum4">
        <text:list-item>
          <text:list>
            <text:list-item>
              <text:p text:style-name="P27">Tracé du parcours du drone</text:p>
            </text:list-item>
            <text:list-item>
              <text:p text:style-name="P27">Affichage de la vitesse du drone durant le trajet</text:p>
            </text:list-item>
          </text:list>
        </text:list-item>
      </text:list>
      <text:p text:style-name="Standard"/>
      <text:p text:style-name="Standard"/>
      <text:list xml:id="list151540403435873" text:continue-list="list151540439152227" text:style-name="WWNum2">
        <text:list-item>
          <text:list>
            <text:list-item>
              <text:h text:style-name="P20" text:outline-level="2"><text:bookmark-start text:name="_Toc3902010"/><text:soft-page-break/>Vue 2<text:bookmark-end text:name="_Toc3902010"/></text:h>
            </text:list-item>
          </text:list>
        </text:list-item>
      </text:list>
      <text:p text:style-name="Standard"/>
      <text:list xml:id="list2365764960" text:style-name="L3">
        <text:list-item>
          <text:p text:style-name="P28">Simulation du déplacement d'un drone virtuel à partir de<text:span text:style-name="T22">s</text:span> données de l'accéléromètre</text:p>
        </text:list-item>
      </text:list>
      <text:p text:style-name="Standard_20__28_user_29_"/>
      <text:list xml:id="list1708063991" text:style-name="WWNum5">
        <text:list-item>
          <text:p text:style-name="P29">Orientation du téléphone / Répercutions sur la trajectoire du drone</text:p>
        </text:list-item>
        <text:list-item>
          <text:p text:style-name="P29">Bouton HOME pour que le drone rentre au point de départ</text:p>
        </text:list-item>
        <text:list-item>
          <text:p text:style-name="P29">Bouton URGENCE pour arrêter le drone / Vitesse = 0</text:p>
        </text:list-item>
      </text:list>
      <text:p text:style-name="Standard"/>
      <text:p text:style-name="Standard"/>
      <text:list xml:id="list151538909859863" text:continue-list="list151540403435873" text:style-name="WWNum2">
        <text:list-item>
          <text:list>
            <text:list-item>
              <text:h text:style-name="P20" text:outline-level="2"><text:bookmark-start text:name="_Toc3902011"/>Vue 3<text:bookmark-end text:name="_Toc3902011"/></text:h>
            </text:list-item>
          </text:list>
        </text:list-item>
      </text:list>
      <text:p text:style-name="Standard"/>
      <text:list xml:id="list2761096340" text:style-name="L4">
        <text:list-item>
          <text:p text:style-name="P30">Définition d'une trajectoire à partir de waypoints</text:p>
        </text:list-item>
        <text:list-item>
          <text:p text:style-name="P30">Définition de la vitesse sur chaque waypoints</text:p>
        </text:list-item>
        <text:list-item>
          <text:p text:style-name="P30">Transmission des données trajectoires sous la forme d'un fichier json ou de trames NMEA <text:span text:style-name="T5">(Sleuth)</text:span></text:p>
        </text:list-item>
      </text:list>
      <text:p text:style-name="Standard_20__28_user_29_"/>
      <text:list xml:id="list1572602304" text:style-name="WWNum6">
        <text:list-item>
          <text:p text:style-name="P31">Positionner des waypoints</text:p>
        </text:list-item>
        <text:list-item>
          <text:p text:style-name="P31">Définir la vitesse de chaque waypoints</text:p>
        </text:list-item>
        <text:list-item>
          <text:p text:style-name="P31">Transmission des données de trajectoires (fichier json)</text:p>
        </text:list-item>
      </text:list>
      <text:p text:style-name="Standard_20__28_user_29_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2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1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50</meta:editing-cycles>
    <meta:creation-date>2019-03-19T14:32:00</meta:creation-date>
    <dc:date>2019-03-21T15:13:49.750000000</dc:date>
    <dc:language>fr-FR</dc:language>
    <meta:editing-duration>PT15M14S</meta:editing-duration>
    <meta:generator>LibreOffice/6.1.3.2$Windows_X86_64 LibreOffice_project/86daf60bf00efa86ad547e59e09d6bb77c699acb</meta:generator>
    <meta:document-statistic meta:table-count="1" meta:image-count="0" meta:object-count="0" meta:page-count="4" meta:paragraph-count="89" meta:word-count="618" meta:character-count="3754" meta:non-whitespace-character-count="3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